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Arimaa – CR5 : Wednesday, October 15<text:span text:style-name="T1">th</text:span> <text:s/></text:p>
      <text:p text:style-name="P6">Presents : Everyone, Christian Raymond, and Nikos Parlavantzas</text:p>
      <text:h text:style-name="P2" text:outline-level="1">Order of business :</text:h>
      <text:list xml:id="list3531935902898124334" text:style-name="L1">
        <text:list-item>
          <text:p text:style-name="P7">Remarks / Questions about parts contents</text:p>
        </text:list-item>
        <text:list-item>
          <text:p text:style-name="P7">State of changes to prepare</text:p>
        </text:list-item>
      </text:list>
      <text:p text:style-name="P4"/>
      <text:h text:style-name="P2" text:outline-level="1">Information :</text:h>
      <text:list xml:id="list4407887666476946739" text:style-name="L2">
        <text:list-item>
          <text:p text:style-name="P8"/>
        </text:list-item>
      </text:list>
      <text:h text:style-name="P3" text:outline-level="1">Planification</text:h>
      <text:p text:style-name="P1">Task<text:tab/><text:tab/><text:tab/><text:tab/><text:tab/><text:tab/><text:tab/><text:tab/>Responsible<text:tab/><text:tab/>Deadline</text:p>
      <text:p text:style-name="P1">Last corrections of parts of the reports<text:tab/><text:tab/><text:tab/>Everyone<text:tab/><text:tab/>10PM 10/20</text:p>
      <text:p text:style-name="P1">End of last draft<text:tab/><text:tab/><text:tab/><text:tab/><text:tab/> <text:s text:c="6"/><text:tab/>Dan<text:tab/><text:tab/><text:tab/>10/22</text:p>
      <text:p text:style-name="P1">C++11 VS Multithreading<text:tab/><text:tab/><text:tab/><text:tab/><text:tab/>Benoit<text:tab/><text:tab/><text:tab/>10/29</text:p>
      <text:p text:style-name="P1">Finish the game application<text:tab/><text:tab/><text:tab/><text:tab/><text:tab/>Gabriel<text:tab/><text:tab/>12/18</text:p>
      <text:p text:style-name="P1"/>
      <text:h text:style-name="P2" text:outline-level="1">Next meeting : 10/2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12T12:09:16.72</dc:date>
    <dc:creator>Dan </dc:creator>
    <meta:editing-duration>PT9H43M23S</meta:editing-duration>
    <meta:editing-cycles>130</meta:editing-cycles>
    <meta:generator>OpenOffice/4.1.1$Win32 OpenOffice.org_project/411m6$Build-9775</meta:generator>
    <meta:document-statistic meta:table-count="0" meta:image-count="0" meta:object-count="0" meta:page-count="1" meta:paragraph-count="13" meta:word-count="70" meta:character-count="471"/>
  </office:meta>
</office:document-meta>
</file>